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 SemiBold SemiConden" svg:font-family="'Bahnschrift SemiBold SemiConden'" style:font-adornments="SemiBold SemiCondensed" style:font-family-generic="swiss" style:font-pitch="variable"/>
    <style:font-face style:name="Bahnschrift SemiLight Condensed" svg:font-family="'Bahnschrift SemiLight Condensed'" style:font-adornments="SemiLight Condense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ubtitle"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Title">
      <style:text-properties fo:font-size="96pt" style:font-size-asian="96pt" style:font-size-complex="96pt"/>
    </style:style>
    <style:style style:name="P4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Heading_20_5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 fo:break-before="page"/>
    </style:style>
    <style:style style:name="T1" style:family="text">
      <style:text-properties fo:font-family="'Bahnschrift SemiBold SemiConden'" style:font-family-generic="swiss" style:font-pitch="variab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X-Hain hack+make space</text:h>
      <text:p text:style-name="P2">X-Days</text:p>
      <text:p text:style-name="Title">Build a Synthesizer Workshop</text:p>
      <text:p text:style-name="P3"><text:span text:style-name="T1">Talky</text:span> </text:p>
      <text:h text:style-name="P4" text:outline-level="1">Micro Stylus Synth Kit</text:h>
      <text:h text:style-name="P5" text:outline-level="3">Operations Manual</text:h>
      <text:h text:style-name="P6" text:outline-level="5">By Tina Belmont</text:h>
      <text:p text:style-name="P7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 SemiBold SemiConden" svg:font-family="'Bahnschrift SemiBold SemiConden'" style:font-adornments="SemiBold SemiCondensed" style:font-family-generic="swiss" style:font-pitch="variable"/>
    <style:font-face style:name="Bahnschrift SemiLight Condensed" svg:font-family="'Bahnschrift SemiLight Condensed'" style:font-adornments="SemiLight Condense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Bahnschrift SemiLight Condensed" fo:font-family="'Bahnschrift SemiLight Condensed'" style:font-style-name="SemiLight Condensed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  <style:text-properties style:font-name="Bahnschrift SemiBold SemiConden" fo:font-family="'Bahnschrift SemiBold SemiConden'" style:font-style-name="SemiBold SemiCondensed" style:font-family-generic="swiss" style:font-pitch="variable" fo:font-weight="60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0de307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X-Hain hack+make space X-Days Build a Synthesizer Workshop </text:p>
      </style:header>
      <style:header-first>
        <text:p text:style-name="Header_20_left"/>
      </style:header-first>
      <style:footer>
        <text:p text:style-name="MP1">Talky Micro Stylus Synth Kit Operations Manual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21:53:29.211802700</meta:creation-date>
    <dc:date>2025-09-23T16:10:54.387246500</dc:date>
    <meta:editing-duration>PT1M8S</meta:editing-duration>
    <meta:editing-cycles>1</meta:editing-cycles>
    <meta:document-statistic meta:table-count="0" meta:image-count="0" meta:object-count="0" meta:page-count="2" meta:paragraph-count="9" meta:word-count="33" meta:character-count="221" meta:non-whitespace-character-count="195"/>
    <meta:generator>LibreOffice/25.8.0.4$Windows_X86_64 LibreOffice_project/48f00303701489684e67c38c28aff00cd5929e67</meta:generator>
  </office:meta>
</office:document-meta>
</file>